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9 年 1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9725" calcext:value-type="float">
            <text:p>89,725</text:p>
          </table:table-cell>
          <table:table-cell table:style-name="ce38" office:value-type="float" office:value="3175" calcext:value-type="float">
            <text:p>3,175</text:p>
          </table:table-cell>
          <table:table-cell table:style-name="ce38" office:value-type="float" office:value="6330" calcext:value-type="float">
            <text:p>6,330</text:p>
          </table:table-cell>
          <table:table-cell table:style-name="ce38" office:value-type="float" office:value="3084" calcext:value-type="float">
            <text:p>3,084</text:p>
          </table:table-cell>
          <table:table-cell table:style-name="ce38" office:value-type="float" office:value="8180" calcext:value-type="float">
            <text:p>8,180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760" calcext:value-type="float">
            <text:p>27,760</text:p>
          </table:table-cell>
          <table:table-cell table:style-name="ce38" office:value-type="float" office:value="38306" calcext:value-type="float">
            <text:p>38,306</text:p>
          </table:table-cell>
          <table:table-cell table:style-name="ce38" office:value-type="float" office:value="2641" calcext:value-type="float">
            <text:p>2,64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88090" calcext:value-type="float">
            <text:p>88,090</text:p>
          </table:table-cell>
          <table:table-cell table:style-name="ce38" office:value-type="float" office:value="4144" calcext:value-type="float">
            <text:p>4,144</text:p>
          </table:table-cell>
          <table:table-cell table:style-name="ce38" office:value-type="float" office:value="4917" calcext:value-type="float">
            <text:p>4,917</text:p>
          </table:table-cell>
          <table:table-cell table:style-name="ce38" office:value-type="float" office:value="3050" calcext:value-type="float">
            <text:p>3,050</text:p>
          </table:table-cell>
          <table:table-cell table:style-name="ce38" office:value-type="float" office:value="9205" calcext:value-type="float">
            <text:p>9,205</text:p>
          </table:table-cell>
          <table:table-cell table:style-name="ce38" office:value-type="float" office:value="655" calcext:value-type="float">
            <text:p>65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760" calcext:value-type="float">
            <text:p>27,760</text:p>
          </table:table-cell>
          <table:table-cell table:style-name="ce38" office:value-type="float" office:value="38301" calcext:value-type="float">
            <text:p>38,301</text:p>
          </table:table-cell>
          <table:table-cell table:style-name="ce38" office:value-type="float" office:value="23" calcext:value-type="float">
            <text:p>23</text:p>
          </table:table-cell>
          <table:table-cell table:style-name="ce44" office:value-type="float" office:value="35" calcext:value-type="float">
            <text:p>35</text:p>
          </table:table-cell>
          <table:table-cell table:style-name="ce62" office:value-type="float" office:value="1635" calcext:value-type="float">
            <text:p>1,635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9013" calcext:value-type="float">
            <text:p>39,013</text:p>
          </table:table-cell>
          <table:table-cell table:style-name="ce39" office:value-type="float" office:value="1514" calcext:value-type="float">
            <text:p>1,514</text:p>
          </table:table-cell>
          <table:table-cell table:style-name="ce39" office:value-type="float" office:value="2904" calcext:value-type="float">
            <text:p>2,904</text:p>
          </table:table-cell>
          <table:table-cell table:style-name="ce39" office:value-type="float" office:value="1419" calcext:value-type="float">
            <text:p>1,419</text:p>
          </table:table-cell>
          <table:table-cell table:style-name="ce39" office:value-type="float" office:value="3533" calcext:value-type="float">
            <text:p>3,533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191" calcext:value-type="float">
            <text:p>12,191</text:p>
          </table:table-cell>
          <table:table-cell table:style-name="ce39" office:value-type="float" office:value="16920" calcext:value-type="float">
            <text:p>16,920</text:p>
          </table:table-cell>
          <table:table-cell table:style-name="ce39" office:value-type="float" office:value="387" calcext:value-type="float">
            <text:p>38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9058" calcext:value-type="float">
            <text:p>39,058</text:p>
          </table:table-cell>
          <table:table-cell table:style-name="ce39" office:value-type="float" office:value="1931" calcext:value-type="float">
            <text:p>1,931</text:p>
          </table:table-cell>
          <table:table-cell table:style-name="ce39" office:value-type="float" office:value="2076" calcext:value-type="float">
            <text:p>2,076</text:p>
          </table:table-cell>
          <table:table-cell table:style-name="ce39" office:value-type="float" office:value="1316" calcext:value-type="float">
            <text:p>1,316</text:p>
          </table:table-cell>
          <table:table-cell table:style-name="ce39" office:value-type="float" office:value="4261" calcext:value-type="float">
            <text:p>4,261</text:p>
          </table:table-cell>
          <table:table-cell table:style-name="ce39" office:value-type="float" office:value="338" calcext:value-type="float">
            <text:p>3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191" calcext:value-type="float">
            <text:p>12,191</text:p>
          </table:table-cell>
          <table:table-cell table:style-name="ce39" office:value-type="float" office:value="16918" calcext:value-type="float">
            <text:p>16,918</text:p>
          </table:table-cell>
          <table:table-cell table:style-name="ce39" office:value-type="float" office:value="6" calcext:value-type="float">
            <text:p>6</text:p>
          </table:table-cell>
          <table:table-cell table:style-name="ce45" office:value-type="float" office:value="21" calcext:value-type="float">
            <text:p>21</text:p>
          </table:table-cell>
          <table:table-cell table:style-name="ce63" office:value-type="float" office:value="-45" calcext:value-type="float">
            <text:p><text:s text:c="7"/>－45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50712" calcext:value-type="float">
            <text:p>50,712</text:p>
          </table:table-cell>
          <table:table-cell table:style-name="ce40" office:value-type="float" office:value="1661" calcext:value-type="float">
            <text:p>1,661</text:p>
          </table:table-cell>
          <table:table-cell table:style-name="ce40" office:value-type="float" office:value="3426" calcext:value-type="float">
            <text:p>3,426</text:p>
          </table:table-cell>
          <table:table-cell table:style-name="ce40" office:value-type="float" office:value="1665" calcext:value-type="float">
            <text:p>1,665</text:p>
          </table:table-cell>
          <table:table-cell table:style-name="ce40" office:value-type="float" office:value="4647" calcext:value-type="float">
            <text:p>4,647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569" calcext:value-type="float">
            <text:p>15,569</text:p>
          </table:table-cell>
          <table:table-cell table:style-name="ce40" office:value-type="float" office:value="21386" calcext:value-type="float">
            <text:p>21,386</text:p>
          </table:table-cell>
          <table:table-cell table:style-name="ce40" office:value-type="float" office:value="2254" calcext:value-type="float">
            <text:p>2,25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49032" calcext:value-type="float">
            <text:p>49,032</text:p>
          </table:table-cell>
          <table:table-cell table:style-name="ce40" office:value-type="float" office:value="2213" calcext:value-type="float">
            <text:p>2,213</text:p>
          </table:table-cell>
          <table:table-cell table:style-name="ce40" office:value-type="float" office:value="2841" calcext:value-type="float">
            <text:p>2,841</text:p>
          </table:table-cell>
          <table:table-cell table:style-name="ce40" office:value-type="float" office:value="1734" calcext:value-type="float">
            <text:p>1,734</text:p>
          </table:table-cell>
          <table:table-cell table:style-name="ce40" office:value-type="float" office:value="4944" calcext:value-type="float">
            <text:p>4,944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569" calcext:value-type="float">
            <text:p>15,569</text:p>
          </table:table-cell>
          <table:table-cell table:style-name="ce40" office:value-type="float" office:value="21383" calcext:value-type="float">
            <text:p>21,383</text:p>
          </table:table-cell>
          <table:table-cell table:style-name="ce40" office:value-type="float" office:value="17" calcext:value-type="float">
            <text:p>17</text:p>
          </table:table-cell>
          <table:table-cell table:style-name="ce46" office:value-type="float" office:value="14" calcext:value-type="float">
            <text:p>14</text:p>
          </table:table-cell>
          <table:table-cell table:style-name="ce64" office:value-type="float" office:value="1680" calcext:value-type="float">
            <text:p>1,680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88843" calcext:value-type="float">
            <text:p>88,843</text:p>
          </table:table-cell>
          <table:table-cell table:style-name="ce38" office:value-type="float" office:value="3168" calcext:value-type="float">
            <text:p>3,168</text:p>
          </table:table-cell>
          <table:table-cell table:style-name="ce38" office:value-type="float" office:value="6274" calcext:value-type="float">
            <text:p>6,274</text:p>
          </table:table-cell>
          <table:table-cell table:style-name="ce38" office:value-type="float" office:value="3045" calcext:value-type="float">
            <text:p>3,045</text:p>
          </table:table-cell>
          <table:table-cell table:style-name="ce38" office:value-type="float" office:value="7620" calcext:value-type="float">
            <text:p>7,620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759" calcext:value-type="float">
            <text:p>27,759</text:p>
          </table:table-cell>
          <table:table-cell table:style-name="ce38" office:value-type="float" office:value="38103" calcext:value-type="float">
            <text:p>38,103</text:p>
          </table:table-cell>
          <table:table-cell table:style-name="ce38" office:value-type="float" office:value="2625" calcext:value-type="float">
            <text:p>2,62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87637" calcext:value-type="float">
            <text:p>87,637</text:p>
          </table:table-cell>
          <table:table-cell table:style-name="ce38" office:value-type="float" office:value="4132" calcext:value-type="float">
            <text:p>4,132</text:p>
          </table:table-cell>
          <table:table-cell table:style-name="ce38" office:value-type="float" office:value="4888" calcext:value-type="float">
            <text:p>4,888</text:p>
          </table:table-cell>
          <table:table-cell table:style-name="ce38" office:value-type="float" office:value="3045" calcext:value-type="float">
            <text:p>3,045</text:p>
          </table:table-cell>
          <table:table-cell table:style-name="ce38" office:value-type="float" office:value="9002" calcext:value-type="float">
            <text:p>9,002</text:p>
          </table:table-cell>
          <table:table-cell table:style-name="ce38" office:value-type="float" office:value="655" calcext:value-type="float">
            <text:p>65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759" calcext:value-type="float">
            <text:p>27,759</text:p>
          </table:table-cell>
          <table:table-cell table:style-name="ce38" office:value-type="float" office:value="38098" calcext:value-type="float">
            <text:p>38,098</text:p>
          </table:table-cell>
          <table:table-cell table:style-name="ce38" office:value-type="float" office:value="23" calcext:value-type="float">
            <text:p>23</text:p>
          </table:table-cell>
          <table:table-cell table:style-name="ce44" office:value-type="float" office:value="35" calcext:value-type="float">
            <text:p>35</text:p>
          </table:table-cell>
          <table:table-cell table:style-name="ce65" office:value-type="float" office:value="1206" calcext:value-type="float">
            <text:p>1,206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8558" calcext:value-type="float">
            <text:p>38,558</text:p>
          </table:table-cell>
          <table:table-cell table:style-name="ce39" office:value-type="float" office:value="1510" calcext:value-type="float">
            <text:p>1,510</text:p>
          </table:table-cell>
          <table:table-cell table:style-name="ce39" office:value-type="float" office:value="2878" calcext:value-type="float">
            <text:p>2,878</text:p>
          </table:table-cell>
          <table:table-cell table:style-name="ce39" office:value-type="float" office:value="1397" calcext:value-type="float">
            <text:p>1,397</text:p>
          </table:table-cell>
          <table:table-cell table:style-name="ce39" office:value-type="float" office:value="3243" calcext:value-type="float">
            <text:p>3,243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191" calcext:value-type="float">
            <text:p>12,191</text:p>
          </table:table-cell>
          <table:table-cell table:style-name="ce39" office:value-type="float" office:value="16808" calcext:value-type="float">
            <text:p>16,808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8803" calcext:value-type="float">
            <text:p>38,803</text:p>
          </table:table-cell>
          <table:table-cell table:style-name="ce39" office:value-type="float" office:value="1925" calcext:value-type="float">
            <text:p>1,925</text:p>
          </table:table-cell>
          <table:table-cell table:style-name="ce39" office:value-type="float" office:value="2060" calcext:value-type="float">
            <text:p>2,060</text:p>
          </table:table-cell>
          <table:table-cell table:style-name="ce39" office:value-type="float" office:value="1311" calcext:value-type="float">
            <text:p>1,311</text:p>
          </table:table-cell>
          <table:table-cell table:style-name="ce39" office:value-type="float" office:value="4145" calcext:value-type="float">
            <text:p>4,145</text:p>
          </table:table-cell>
          <table:table-cell table:style-name="ce39" office:value-type="float" office:value="338" calcext:value-type="float">
            <text:p>3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191" calcext:value-type="float">
            <text:p>12,191</text:p>
          </table:table-cell>
          <table:table-cell table:style-name="ce39" office:value-type="float" office:value="16806" calcext:value-type="float">
            <text:p>16,806</text:p>
          </table:table-cell>
          <table:table-cell table:style-name="ce39" office:value-type="float" office:value="6" calcext:value-type="float">
            <text:p>6</text:p>
          </table:table-cell>
          <table:table-cell table:style-name="ce45" office:value-type="float" office:value="21" calcext:value-type="float">
            <text:p>21</text:p>
          </table:table-cell>
          <table:table-cell table:style-name="ce66" office:value-type="float" office:value="-245" calcext:value-type="float">
            <text:p><text:s text:c="7"/>－245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50285" calcext:value-type="float">
            <text:p>50,285</text:p>
          </table:table-cell>
          <table:table-cell table:style-name="ce40" office:value-type="float" office:value="1658" calcext:value-type="float">
            <text:p>1,658</text:p>
          </table:table-cell>
          <table:table-cell table:style-name="ce40" office:value-type="float" office:value="3396" calcext:value-type="float">
            <text:p>3,396</text:p>
          </table:table-cell>
          <table:table-cell table:style-name="ce40" office:value-type="float" office:value="1648" calcext:value-type="float">
            <text:p>1,648</text:p>
          </table:table-cell>
          <table:table-cell table:style-name="ce40" office:value-type="float" office:value="4377" calcext:value-type="float">
            <text:p>4,377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568" calcext:value-type="float">
            <text:p>15,568</text:p>
          </table:table-cell>
          <table:table-cell table:style-name="ce40" office:value-type="float" office:value="21295" calcext:value-type="float">
            <text:p>21,295</text:p>
          </table:table-cell>
          <table:table-cell table:style-name="ce40" office:value-type="float" office:value="2239" calcext:value-type="float">
            <text:p>2,23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48834" calcext:value-type="float">
            <text:p>48,834</text:p>
          </table:table-cell>
          <table:table-cell table:style-name="ce40" office:value-type="float" office:value="2207" calcext:value-type="float">
            <text:p>2,207</text:p>
          </table:table-cell>
          <table:table-cell table:style-name="ce40" office:value-type="float" office:value="2828" calcext:value-type="float">
            <text:p>2,828</text:p>
          </table:table-cell>
          <table:table-cell table:style-name="ce40" office:value-type="float" office:value="1734" calcext:value-type="float">
            <text:p>1,734</text:p>
          </table:table-cell>
          <table:table-cell table:style-name="ce40" office:value-type="float" office:value="4857" calcext:value-type="float">
            <text:p>4,857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568" calcext:value-type="float">
            <text:p>15,568</text:p>
          </table:table-cell>
          <table:table-cell table:style-name="ce40" office:value-type="float" office:value="21292" calcext:value-type="float">
            <text:p>21,292</text:p>
          </table:table-cell>
          <table:table-cell table:style-name="ce40" office:value-type="float" office:value="17" calcext:value-type="float">
            <text:p>17</text:p>
          </table:table-cell>
          <table:table-cell table:style-name="ce46" office:value-type="float" office:value="14" calcext:value-type="float">
            <text:p>14</text:p>
          </table:table-cell>
          <table:table-cell table:style-name="ce67" office:value-type="float" office:value="1451" calcext:value-type="float">
            <text:p>1,451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71835" calcext:value-type="float">
            <text:p>71,835</text:p>
          </table:table-cell>
          <table:table-cell table:style-name="ce38" office:value-type="float" office:value="1842" calcext:value-type="float">
            <text:p>1,842</text:p>
          </table:table-cell>
          <table:table-cell table:style-name="ce38" office:value-type="float" office:value="6134" calcext:value-type="float">
            <text:p>6,134</text:p>
          </table:table-cell>
          <table:table-cell table:style-name="ce38" office:value-type="float" office:value="2872" calcext:value-type="float">
            <text:p>2,87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759" calcext:value-type="float">
            <text:p>27,759</text:p>
          </table:table-cell>
          <table:table-cell table:style-name="ce38" office:value-type="float" office:value="30872" calcext:value-type="float">
            <text:p>30,872</text:p>
          </table:table-cell>
          <table:table-cell table:style-name="ce38" office:value-type="float" office:value="2142" calcext:value-type="float">
            <text:p>2,14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69099" calcext:value-type="float">
            <text:p>69,099</text:p>
          </table:table-cell>
          <table:table-cell table:style-name="ce38" office:value-type="float" office:value="2251" calcext:value-type="float">
            <text:p>2,251</text:p>
          </table:table-cell>
          <table:table-cell table:style-name="ce38" office:value-type="float" office:value="4715" calcext:value-type="float">
            <text:p>4,715</text:p>
          </table:table-cell>
          <table:table-cell table:style-name="ce38" office:value-type="float" office:value="2905" calcext:value-type="float">
            <text:p>2,90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60" calcext:value-type="float">
            <text:p>5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759" calcext:value-type="float">
            <text:p>27,759</text:p>
          </table:table-cell>
          <table:table-cell table:style-name="ce38" office:value-type="float" office:value="30868" calcext:value-type="float">
            <text:p>30,868</text:p>
          </table:table-cell>
          <table:table-cell table:style-name="ce38" office:value-type="float" office:value="9" calcext:value-type="float">
            <text:p>9</text:p>
          </table:table-cell>
          <table:table-cell table:style-name="ce44" office:value-type="float" office:value="32" calcext:value-type="float">
            <text:p>32</text:p>
          </table:table-cell>
          <table:table-cell table:style-name="ce65" office:value-type="float" office:value="2736" calcext:value-type="float">
            <text:p>2,736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1145" calcext:value-type="float">
            <text:p>31,145</text:p>
          </table:table-cell>
          <table:table-cell table:style-name="ce39" office:value-type="float" office:value="902" calcext:value-type="float">
            <text:p>902</text:p>
          </table:table-cell>
          <table:table-cell table:style-name="ce39" office:value-type="float" office:value="2822" calcext:value-type="float">
            <text:p>2,822</text:p>
          </table:table-cell>
          <table:table-cell table:style-name="ce39" office:value-type="float" office:value="1325" calcext:value-type="float">
            <text:p>1,3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191" calcext:value-type="float">
            <text:p>12,191</text:p>
          </table:table-cell>
          <table:table-cell table:style-name="ce39" office:value-type="float" office:value="13514" calcext:value-type="float">
            <text:p>13,514</text:p>
          </table:table-cell>
          <table:table-cell table:style-name="ce39" office:value-type="float" office:value="268" calcext:value-type="float">
            <text:p>26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0335" calcext:value-type="float">
            <text:p>30,335</text:p>
          </table:table-cell>
          <table:table-cell table:style-name="ce39" office:value-type="float" office:value="1077" calcext:value-type="float">
            <text:p>1,077</text:p>
          </table:table-cell>
          <table:table-cell table:style-name="ce39" office:value-type="float" office:value="1988" calcext:value-type="float">
            <text:p>1,988</text:p>
          </table:table-cell>
          <table:table-cell table:style-name="ce39" office:value-type="float" office:value="1255" calcext:value-type="float">
            <text:p>1,25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191" calcext:value-type="float">
            <text:p>12,191</text:p>
          </table:table-cell>
          <table:table-cell table:style-name="ce39" office:value-type="float" office:value="13513" calcext:value-type="float">
            <text:p>13,513</text:p>
          </table:table-cell>
          <table:table-cell table:style-name="ce39" office:value-type="float" office:value="2" calcext:value-type="float">
            <text:p>2</text:p>
          </table:table-cell>
          <table:table-cell table:style-name="ce45" office:value-type="float" office:value="19" calcext:value-type="float">
            <text:p>19</text:p>
          </table:table-cell>
          <table:table-cell table:style-name="ce66" office:value-type="float" office:value="810" calcext:value-type="float">
            <text:p>810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0690" calcext:value-type="float">
            <text:p>40,690</text:p>
          </table:table-cell>
          <table:table-cell table:style-name="ce40" office:value-type="float" office:value="940" calcext:value-type="float">
            <text:p>940</text:p>
          </table:table-cell>
          <table:table-cell table:style-name="ce40" office:value-type="float" office:value="3312" calcext:value-type="float">
            <text:p>3,312</text:p>
          </table:table-cell>
          <table:table-cell table:style-name="ce40" office:value-type="float" office:value="1547" calcext:value-type="float">
            <text:p>1,5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568" calcext:value-type="float">
            <text:p>15,568</text:p>
          </table:table-cell>
          <table:table-cell table:style-name="ce40" office:value-type="float" office:value="17358" calcext:value-type="float">
            <text:p>17,358</text:p>
          </table:table-cell>
          <table:table-cell table:style-name="ce40" office:value-type="float" office:value="1874" calcext:value-type="float">
            <text:p>1,87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8764" calcext:value-type="float">
            <text:p>38,764</text:p>
          </table:table-cell>
          <table:table-cell table:style-name="ce40" office:value-type="float" office:value="1174" calcext:value-type="float">
            <text:p>1,174</text:p>
          </table:table-cell>
          <table:table-cell table:style-name="ce40" office:value-type="float" office:value="2727" calcext:value-type="float">
            <text:p>2,727</text:p>
          </table:table-cell>
          <table:table-cell table:style-name="ce40" office:value-type="float" office:value="1650" calcext:value-type="float">
            <text:p>1,6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568" calcext:value-type="float">
            <text:p>15,568</text:p>
          </table:table-cell>
          <table:table-cell table:style-name="ce40" office:value-type="float" office:value="17355" calcext:value-type="float">
            <text:p>17,355</text:p>
          </table:table-cell>
          <table:table-cell table:style-name="ce40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67" office:value-type="float" office:value="1926" calcext:value-type="float">
            <text:p>1,92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995" calcext:value-type="float">
            <text:p>15,995</text:p>
          </table:table-cell>
          <table:table-cell table:style-name="ce41" office:value-type="float" office:value="642" calcext:value-type="float">
            <text:p>642</text:p>
          </table:table-cell>
          <table:table-cell table:style-name="ce41" office:value-type="float" office:value="4078" calcext:value-type="float">
            <text:p>4,078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95" calcext:value-type="float">
            <text:p>3,895</text:p>
          </table:table-cell>
          <table:table-cell table:style-name="ce41" office:value-type="float" office:value="6574" calcext:value-type="float">
            <text:p>6,574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84" calcext:value-type="float">
            <text:p>14,584</text:p>
          </table:table-cell>
          <table:table-cell table:style-name="ce41" office:value-type="float" office:value="726" calcext:value-type="float">
            <text:p>726</text:p>
          </table:table-cell>
          <table:table-cell table:style-name="ce41" office:value-type="float" office:value="2672" calcext:value-type="float">
            <text:p>2,672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33" calcext:value-type="float">
            <text:p>4,233</text:p>
          </table:table-cell>
          <table:table-cell table:style-name="ce41" office:value-type="float" office:value="6574" calcext:value-type="float">
            <text:p>6,57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68" office:value-type="float" office:value="1411" calcext:value-type="float">
            <text:p>1,41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047" calcext:value-type="float">
            <text:p>7,047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1850" calcext:value-type="float">
            <text:p>1,850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2" calcext:value-type="float">
            <text:p>1,762</text:p>
          </table:table-cell>
          <table:table-cell table:style-name="ce42" office:value-type="float" office:value="2923" calcext:value-type="float">
            <text:p>2,923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15" calcext:value-type="float">
            <text:p>6,515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1128" calcext:value-type="float">
            <text:p>1,128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6" calcext:value-type="float">
            <text:p>1,946</text:p>
          </table:table-cell>
          <table:table-cell table:style-name="ce42" office:value-type="float" office:value="2923" calcext:value-type="float">
            <text:p>2,9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69" office:value-type="float" office:value="532" calcext:value-type="float">
            <text:p>53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948" calcext:value-type="float">
            <text:p>8,948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2228" calcext:value-type="float">
            <text:p>2,228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33" calcext:value-type="float">
            <text:p>2,133</text:p>
          </table:table-cell>
          <table:table-cell table:style-name="ce43" office:value-type="float" office:value="3651" calcext:value-type="float">
            <text:p>3,651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69" calcext:value-type="float">
            <text:p>8,069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1544" calcext:value-type="float">
            <text:p>1,544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87" calcext:value-type="float">
            <text:p>2,287</text:p>
          </table:table-cell>
          <table:table-cell table:style-name="ce43" office:value-type="float" office:value="3651" calcext:value-type="float">
            <text:p>3,65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879" calcext:value-type="float">
            <text:p>879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19" calcext:value-type="float">
            <text:p>2,21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9" calcext:value-type="float">
            <text:p>669</text:p>
          </table:table-cell>
          <table:table-cell table:style-name="ce41" office:value-type="float" office:value="1317" calcext:value-type="float">
            <text:p>1,31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91" calcext:value-type="float">
            <text:p>1,99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8" calcext:value-type="float">
            <text:p>488</text:p>
          </table:table-cell>
          <table:table-cell table:style-name="ce41" office:value-type="float" office:value="1315" calcext:value-type="float">
            <text:p>1,3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28" calcext:value-type="float">
            <text:p>228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94" calcext:value-type="float">
            <text:p>99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589" calcext:value-type="float">
            <text:p>58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588" calcext:value-type="float">
            <text:p>5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84" calcext:value-type="float">
            <text:p>8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25" calcext:value-type="float">
            <text:p>1,22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728" calcext:value-type="float">
            <text:p>72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1" calcext:value-type="float">
            <text:p>1,08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727" calcext:value-type="float">
            <text:p>72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44" calcext:value-type="float">
            <text:p>14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991" calcext:value-type="float">
            <text:p>7,991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577" calcext:value-type="float">
            <text:p>577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59" calcext:value-type="float">
            <text:p>2,859</text:p>
          </table:table-cell>
          <table:table-cell table:style-name="ce41" office:value-type="float" office:value="3888" calcext:value-type="float">
            <text:p>3,888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313" calcext:value-type="float">
            <text:p>7,313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59" calcext:value-type="float">
            <text:p>2,459</text:p>
          </table:table-cell>
          <table:table-cell table:style-name="ce41" office:value-type="float" office:value="3888" calcext:value-type="float">
            <text:p>3,88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68" office:value-type="float" office:value="678" calcext:value-type="float">
            <text:p>678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516" calcext:value-type="float">
            <text:p>3,516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2" calcext:value-type="float">
            <text:p>1,302</text:p>
          </table:table-cell>
          <table:table-cell table:style-name="ce42" office:value-type="float" office:value="1705" calcext:value-type="float">
            <text:p>1,70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230" calcext:value-type="float">
            <text:p>3,230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2" calcext:value-type="float">
            <text:p>1,092</text:p>
          </table:table-cell>
          <table:table-cell table:style-name="ce42" office:value-type="float" office:value="1705" calcext:value-type="float">
            <text:p>1,70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69" office:value-type="float" office:value="286" calcext:value-type="float">
            <text:p>28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475" calcext:value-type="float">
            <text:p>4,475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7" calcext:value-type="float">
            <text:p>1,557</text:p>
          </table:table-cell>
          <table:table-cell table:style-name="ce43" office:value-type="float" office:value="2183" calcext:value-type="float">
            <text:p>2,183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83" calcext:value-type="float">
            <text:p>4,083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7" calcext:value-type="float">
            <text:p>1,367</text:p>
          </table:table-cell>
          <table:table-cell table:style-name="ce43" office:value-type="float" office:value="2183" calcext:value-type="float">
            <text:p>2,18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392" calcext:value-type="float">
            <text:p>39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36" calcext:value-type="float">
            <text:p>2,03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770" calcext:value-type="float">
            <text:p>77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01" calcext:value-type="float">
            <text:p>1,80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5" calcext:value-type="float">
            <text:p>905</text:p>
          </table:table-cell>
          <table:table-cell table:style-name="ce41" office:value-type="float" office:value="770" calcext:value-type="float">
            <text:p>77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35" calcext:value-type="float">
            <text:p>235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16" calcext:value-type="float">
            <text:p>91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350" calcext:value-type="float">
            <text:p>3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95" calcext:value-type="float">
            <text:p>9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20" calcext:value-type="float">
            <text:p>1,12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9" calcext:value-type="float">
            <text:p>579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0" calcext:value-type="float">
            <text:p>98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1" calcext:value-type="float">
            <text:p>491</text:p>
          </table:table-cell>
          <table:table-cell table:style-name="ce43" office:value-type="float" office:value="420" calcext:value-type="float">
            <text:p>42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40" calcext:value-type="float">
            <text:p>140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28" calcext:value-type="float">
            <text:p>928</text:p>
          </table:table-cell>
          <table:table-cell table:style-name="ce41" office:value-type="float" office:value="770" calcext:value-type="float">
            <text:p>770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52" calcext:value-type="float">
            <text:p>1,75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770" calcext:value-type="float">
            <text:p>7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68" calcext:value-type="float">
            <text:p>168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95" calcext:value-type="float">
            <text:p>79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05" calcext:value-type="float">
            <text:p>405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9" calcext:value-type="float">
            <text:p>71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325" calcext:value-type="float">
            <text:p>3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76" calcext:value-type="float">
            <text:p>76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125" calcext:value-type="float">
            <text:p>1,12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33" calcext:value-type="float">
            <text:p>1,03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1" calcext:value-type="float">
            <text:p>491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92" calcext:value-type="float">
            <text:p>9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766" calcext:value-type="float">
            <text:p>4,76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67" calcext:value-type="float">
            <text:p>2,467</text:p>
          </table:table-cell>
          <table:table-cell table:style-name="ce41" office:value-type="float" office:value="1894" calcext:value-type="float">
            <text:p>1,894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028" calcext:value-type="float">
            <text:p>5,028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51" calcext:value-type="float">
            <text:p>2,851</text:p>
          </table:table-cell>
          <table:table-cell table:style-name="ce41" office:value-type="float" office:value="1893" calcext:value-type="float">
            <text:p>1,89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68" office:value-type="float" office:value="-262" calcext:value-type="float">
            <text:p><text:s text:c="7"/>－26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939" calcext:value-type="float">
            <text:p>1,93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1" calcext:value-type="float">
            <text:p>1,031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62" calcext:value-type="float">
            <text:p>2,06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2" calcext:value-type="float">
            <text:p>1,172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-123" calcext:value-type="float">
            <text:p><text:s text:c="7"/>－12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827" calcext:value-type="float">
            <text:p>2,82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36" calcext:value-type="float">
            <text:p>1,436</text:p>
          </table:table-cell>
          <table:table-cell table:style-name="ce43" office:value-type="float" office:value="1126" calcext:value-type="float">
            <text:p>1,126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66" calcext:value-type="float">
            <text:p>2,966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9" calcext:value-type="float">
            <text:p>1,679</text:p>
          </table:table-cell>
          <table:table-cell table:style-name="ce43" office:value-type="float" office:value="1125" calcext:value-type="float">
            <text:p>1,125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-139" calcext:value-type="float">
            <text:p><text:s text:c="7"/>－139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518" calcext:value-type="float">
            <text:p>3,518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991" calcext:value-type="float">
            <text:p>1,991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41" calcext:value-type="float">
            <text:p>3,74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99" calcext:value-type="float">
            <text:p>1,499</text:p>
          </table:table-cell>
          <table:table-cell table:style-name="ce41" office:value-type="float" office:value="1991" calcext:value-type="float">
            <text:p>1,99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23" calcext:value-type="float">
            <text:p><text:s text:c="7"/>－22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19" calcext:value-type="float">
            <text:p>1,41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815" calcext:value-type="float">
            <text:p>81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1" calcext:value-type="float">
            <text:p>1,58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7" calcext:value-type="float">
            <text:p>647</text:p>
          </table:table-cell>
          <table:table-cell table:style-name="ce42" office:value-type="float" office:value="815" calcext:value-type="float">
            <text:p>8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62" calcext:value-type="float">
            <text:p><text:s text:c="7"/>－16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99" calcext:value-type="float">
            <text:p>2,09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3" calcext:value-type="float">
            <text:p>723</text:p>
          </table:table-cell>
          <table:table-cell table:style-name="ce43" office:value-type="float" office:value="1176" calcext:value-type="float">
            <text:p>1,17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60" calcext:value-type="float">
            <text:p>2,16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2" calcext:value-type="float">
            <text:p>852</text:p>
          </table:table-cell>
          <table:table-cell table:style-name="ce43" office:value-type="float" office:value="1176" calcext:value-type="float">
            <text:p>1,1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61" calcext:value-type="float">
            <text:p><text:s text:c="7"/>－6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63" calcext:value-type="float">
            <text:p>1,86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729" calcext:value-type="float">
            <text:p>72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2" calcext:value-type="float">
            <text:p>1,78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729" calcext:value-type="float">
            <text:p>7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81" calcext:value-type="float">
            <text:p>8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69" calcext:value-type="float">
            <text:p>76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3" calcext:value-type="float">
            <text:p>76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324" calcext:value-type="float">
            <text:p>3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6" calcext:value-type="float">
            <text:p>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94" calcext:value-type="float">
            <text:p>1,09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405" calcext:value-type="float">
            <text:p>40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9" calcext:value-type="float">
            <text:p>1,01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1" calcext:value-type="float">
            <text:p>541</text:p>
          </table:table-cell>
          <table:table-cell table:style-name="ce43" office:value-type="float" office:value="405" calcext:value-type="float">
            <text:p>4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75" calcext:value-type="float">
            <text:p>7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32" calcext:value-type="float">
            <text:p>2,63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1" calcext:value-type="float">
            <text:p>1,361</text:p>
          </table:table-cell>
          <table:table-cell table:style-name="ce41" office:value-type="float" office:value="1013" calcext:value-type="float">
            <text:p>1,01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59" calcext:value-type="float">
            <text:p>2,55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1013" calcext:value-type="float">
            <text:p>1,0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73" calcext:value-type="float">
            <text:p>7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07" calcext:value-type="float">
            <text:p>1,10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3" calcext:value-type="float">
            <text:p>1,10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432" calcext:value-type="float">
            <text:p>43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" calcext:value-type="float">
            <text:p>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25" calcext:value-type="float">
            <text:p>1,52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3" calcext:value-type="float">
            <text:p>783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56" calcext:value-type="float">
            <text:p>1,45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1" calcext:value-type="float">
            <text:p>741</text:p>
          </table:table-cell>
          <table:table-cell table:style-name="ce43" office:value-type="float" office:value="581" calcext:value-type="float">
            <text:p>58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9" calcext:value-type="float">
            <text:p>69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80" calcext:value-type="float">
            <text:p>2,08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623" calcext:value-type="float">
            <text:p>62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75" calcext:value-type="float">
            <text:p>1,975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622" calcext:value-type="float">
            <text:p>62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05" calcext:value-type="float">
            <text:p>105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01" calcext:value-type="float">
            <text:p>90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9" calcext:value-type="float">
            <text:p>549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8" calcext:value-type="float">
            <text:p>83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265" calcext:value-type="float">
            <text:p>2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63" calcext:value-type="float">
            <text:p>6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79" calcext:value-type="float">
            <text:p>1,17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7" calcext:value-type="float">
            <text:p>1,13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357" calcext:value-type="float">
            <text:p>3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42" calcext:value-type="float">
            <text:p>42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960" calcext:value-type="float">
            <text:p>2,96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5" calcext:value-type="float">
            <text:p>1,385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161" calcext:value-type="float">
            <text:p>3,161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09" calcext:value-type="float">
            <text:p>1,609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201" calcext:value-type="float">
            <text:p><text:s text:c="7"/>－201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70" calcext:value-type="float">
            <text:p>1,27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1" calcext:value-type="float">
            <text:p>1,35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81" calcext:value-type="float">
            <text:p><text:s text:c="7"/>－81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690" calcext:value-type="float">
            <text:p>1,69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10" calcext:value-type="float">
            <text:p>1,81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7" calcext:value-type="float">
            <text:p>927</text:p>
          </table:table-cell>
          <table:table-cell table:style-name="ce43" office:value-type="float" office:value="707" calcext:value-type="float">
            <text:p>70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20" calcext:value-type="float">
            <text:p><text:s text:c="7"/>－120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906" calcext:value-type="float">
            <text:p>3,906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286" calcext:value-type="float">
            <text:p>1,2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71" calcext:value-type="float">
            <text:p>4,171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390" calcext:value-type="float">
            <text:p>1,3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9" calcext:value-type="float">
            <text:p>1,339</text:p>
          </table:table-cell>
          <table:table-cell table:style-name="ce41" office:value-type="float" office:value="1260" calcext:value-type="float">
            <text:p>1,26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65" calcext:value-type="float">
            <text:p><text:s text:c="7"/>－26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87" calcext:value-type="float">
            <text:p>1,68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03" calcext:value-type="float">
            <text:p>6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525" calcext:value-type="float">
            <text:p>52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4" calcext:value-type="float">
            <text:p>1,78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525" calcext:value-type="float">
            <text:p>5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97" calcext:value-type="float">
            <text:p><text:s text:c="7"/>－9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19" calcext:value-type="float">
            <text:p>2,21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83" calcext:value-type="float">
            <text:p>6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4" calcext:value-type="float">
            <text:p>614</text:p>
          </table:table-cell>
          <table:table-cell table:style-name="ce43" office:value-type="float" office:value="735" calcext:value-type="float">
            <text:p>735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87" calcext:value-type="float">
            <text:p>2,38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814" calcext:value-type="float">
            <text:p>8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1" calcext:value-type="float">
            <text:p>731</text:p>
          </table:table-cell>
          <table:table-cell table:style-name="ce43" office:value-type="float" office:value="735" calcext:value-type="float">
            <text:p>7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68" calcext:value-type="float">
            <text:p><text:s text:c="7"/>－16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058" calcext:value-type="float">
            <text:p>3,05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8" calcext:value-type="float">
            <text:p>918</text:p>
          </table:table-cell>
          <table:table-cell table:style-name="ce41" office:value-type="float" office:value="1605" calcext:value-type="float">
            <text:p>1,60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08" calcext:value-type="float">
            <text:p>3,208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1604" calcext:value-type="float">
            <text:p>1,60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50" calcext:value-type="float">
            <text:p><text:s text:c="7"/>－15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11" calcext:value-type="float">
            <text:p>1,31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697" calcext:value-type="float">
            <text:p>69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6" calcext:value-type="float">
            <text:p>1,41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697" calcext:value-type="float">
            <text:p>69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05" calcext:value-type="float">
            <text:p><text:s text:c="7"/>－10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47" calcext:value-type="float">
            <text:p>1,7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8" calcext:value-type="float">
            <text:p>518</text:p>
          </table:table-cell>
          <table:table-cell table:style-name="ce43" office:value-type="float" office:value="908" calcext:value-type="float">
            <text:p>908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2" calcext:value-type="float">
            <text:p>1,79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1" calcext:value-type="float">
            <text:p>591</text:p>
          </table:table-cell>
          <table:table-cell table:style-name="ce43" office:value-type="float" office:value="907" calcext:value-type="float">
            <text:p>90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45" calcext:value-type="float">
            <text:p><text:s text:c="7"/>－4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440" calcext:value-type="float">
            <text:p>44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57" calcext:value-type="float">
            <text:p>35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77" calcext:value-type="float">
            <text:p>57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205" calcext:value-type="float">
            <text:p>2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39" calcext:value-type="float">
            <text:p>13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99" calcext:value-type="float">
            <text:p>69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1" calcext:value-type="float">
            <text:p>48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235" calcext:value-type="float">
            <text:p>2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18" calcext:value-type="float">
            <text:p>21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42" calcext:value-type="float">
            <text:p>1,64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4" calcext:value-type="float">
            <text:p>524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54" calcext:value-type="float">
            <text:p>1,554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7" calcext:value-type="float">
            <text:p>507</text:p>
          </table:table-cell>
          <table:table-cell table:style-name="ce41" office:value-type="float" office:value="922" calcext:value-type="float">
            <text:p>92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88" calcext:value-type="float">
            <text:p>8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53" calcext:value-type="float">
            <text:p>75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437" calcext:value-type="float">
            <text:p>4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2" calcext:value-type="float">
            <text:p>2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89" calcext:value-type="float">
            <text:p>88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3" calcext:value-type="float">
            <text:p>82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485" calcext:value-type="float">
            <text:p>48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6" calcext:value-type="float">
            <text:p>6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52" calcext:value-type="float">
            <text:p>55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93" calcext:value-type="float">
            <text:p>19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69" calcext:value-type="float">
            <text:p>169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60" calcext:value-type="float">
            <text:p>6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06" calcext:value-type="float">
            <text:p>1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9" calcext:value-type="float">
            <text:p>109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64" calcext:value-type="float">
            <text:p>1,66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3" calcext:value-type="float">
            <text:p>463</text:p>
          </table:table-cell>
          <table:table-cell table:style-name="ce41" office:value-type="float" office:value="887" calcext:value-type="float">
            <text:p>88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64" calcext:value-type="float">
            <text:p>1,86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4" calcext:value-type="float">
            <text:p>704</text:p>
          </table:table-cell>
          <table:table-cell table:style-name="ce41" office:value-type="float" office:value="887" calcext:value-type="float">
            <text:p>88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00" calcext:value-type="float">
            <text:p><text:s text:c="7"/>－200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422" calcext:value-type="float">
            <text:p>4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13" calcext:value-type="float">
            <text:p><text:s text:c="7"/>－113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465" calcext:value-type="float">
            <text:p>465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1" calcext:value-type="float">
            <text:p>1,01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465" calcext:value-type="float">
            <text:p>46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87" calcext:value-type="float">
            <text:p><text:s text:c="7"/>－8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38" calcext:value-type="float">
            <text:p>1,83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682" calcext:value-type="float">
            <text:p>68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4" calcext:value-type="float">
            <text:p>814</text:p>
          </table:table-cell>
          <table:table-cell table:style-name="ce41" office:value-type="float" office:value="682" calcext:value-type="float">
            <text:p>6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68" office:value-type="float" office:value="152" calcext:value-type="float">
            <text:p>15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02" calcext:value-type="float">
            <text:p>80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18" calcext:value-type="float">
            <text:p>1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36" calcext:value-type="float">
            <text:p>1,03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50" calcext:value-type="float">
            <text:p>550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2" calcext:value-type="float">
            <text:p>90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70" office:value-type="float" office:value="134" calcext:value-type="float">
            <text:p>13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663" calcext:value-type="float">
            <text:p>5,663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48" calcext:value-type="float">
            <text:p>2,848</text:p>
          </table:table-cell>
          <table:table-cell table:style-name="ce41" office:value-type="float" office:value="2267" calcext:value-type="float">
            <text:p>2,267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286" calcext:value-type="float">
            <text:p>5,286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03" calcext:value-type="float">
            <text:p>2,503</text:p>
          </table:table-cell>
          <table:table-cell table:style-name="ce41" office:value-type="float" office:value="2267" calcext:value-type="float">
            <text:p>2,26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377" calcext:value-type="float">
            <text:p>37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72" calcext:value-type="float">
            <text:p>2,472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5" calcext:value-type="float">
            <text:p>1,245</text:p>
          </table:table-cell>
          <table:table-cell table:style-name="ce42" office:value-type="float" office:value="998" calcext:value-type="float">
            <text:p>99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85" calcext:value-type="float">
            <text:p>2,285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7" calcext:value-type="float">
            <text:p>1,047</text:p>
          </table:table-cell>
          <table:table-cell table:style-name="ce42" office:value-type="float" office:value="998" calcext:value-type="float">
            <text:p>9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87" calcext:value-type="float">
            <text:p>18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91" calcext:value-type="float">
            <text:p>3,19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3" calcext:value-type="float">
            <text:p>1,603</text:p>
          </table:table-cell>
          <table:table-cell table:style-name="ce43" office:value-type="float" office:value="1269" calcext:value-type="float">
            <text:p>1,269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001" calcext:value-type="float">
            <text:p>3,001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56" calcext:value-type="float">
            <text:p>1,456</text:p>
          </table:table-cell>
          <table:table-cell table:style-name="ce43" office:value-type="float" office:value="1269" calcext:value-type="float">
            <text:p>1,26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190" calcext:value-type="float">
            <text:p>19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47" calcext:value-type="float">
            <text:p>1,24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0" calcext:value-type="float">
            <text:p>770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45" calcext:value-type="float">
            <text:p>1,34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379" calcext:value-type="float">
            <text:p>37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98" calcext:value-type="float">
            <text:p><text:s text:c="7"/>－9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1" calcext:value-type="float">
            <text:p>6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180" calcext:value-type="float">
            <text:p>18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1" calcext:value-type="float">
            <text:p><text:s text:c="7"/>－5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87" calcext:value-type="float">
            <text:p>68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4" calcext:value-type="float">
            <text:p>73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199" calcext:value-type="float">
            <text:p>19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47" calcext:value-type="float">
            <text:p><text:s text:c="7"/>－4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009" calcext:value-type="float">
            <text:p>3,009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996" calcext:value-type="float">
            <text:p>2,996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68" office:value-type="float" office:value="13" calcext:value-type="float">
            <text:p>1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07" calcext:value-type="float">
            <text:p>1,30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2" calcext:value-type="float">
            <text:p>552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7" calcext:value-type="float">
            <text:p>1,337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3" calcext:value-type="float">
            <text:p>553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69" office:value-type="float" office:value="-30" calcext:value-type="float">
            <text:p><text:s text:c="7"/>－3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02" calcext:value-type="float">
            <text:p>1,70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1" calcext:value-type="float">
            <text:p>5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05" calcext:value-type="float">
            <text:p>705</text:p>
          </table:table-cell>
          <table:table-cell table:style-name="ce43" office:value-type="float" office:value="806" calcext:value-type="float">
            <text:p>80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59" calcext:value-type="float">
            <text:p>1,659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9" calcext:value-type="float">
            <text:p>679</text:p>
          </table:table-cell>
          <table:table-cell table:style-name="ce43" office:value-type="float" office:value="806" calcext:value-type="float">
            <text:p>80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43" calcext:value-type="float">
            <text:p>43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0583" calcext:value-type="float">
            <text:p>10,583</text:p>
          </table:table-cell>
          <table:table-cell table:style-name="ce44" office:value-type="float" office:value="1078" calcext:value-type="float">
            <text:p>1,07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4715" calcext:value-type="float">
            <text:p>4,715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242" calcext:value-type="float">
            <text:p>4,242</text:p>
          </table:table-cell>
          <table:table-cell table:style-name="ce44" office:value-type="float" office:value="345" calcext:value-type="float">
            <text:p>34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199" calcext:value-type="float">
            <text:p>12,199</text:p>
          </table:table-cell>
          <table:table-cell table:style-name="ce44" office:value-type="float" office:value="1619" calcext:value-type="float">
            <text:p>1,6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6130" calcext:value-type="float">
            <text:p>6,130</text:p>
          </table:table-cell>
          <table:table-cell table:style-name="ce44" office:value-type="float" office:value="56" calcext:value-type="float">
            <text:p>5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242" calcext:value-type="float">
            <text:p>4,24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-1616" calcext:value-type="float">
            <text:p><text:s text:c="7"/>－1,616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4630" calcext:value-type="float">
            <text:p>4,630</text:p>
          </table:table-cell>
          <table:table-cell table:style-name="ce45" office:value-type="float" office:value="495" calcext:value-type="float">
            <text:p>495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1988" calcext:value-type="float">
            <text:p>1,988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962" calcext:value-type="float">
            <text:p>1,962</text:p>
          </table:table-cell>
          <table:table-cell table:style-name="ce45" office:value-type="float" office:value="96" calcext:value-type="float">
            <text:p>9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5599" calcext:value-type="float">
            <text:p>5,599</text:p>
          </table:table-cell>
          <table:table-cell table:style-name="ce45" office:value-type="float" office:value="730" calcext:value-type="float">
            <text:p>73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2820" calcext:value-type="float">
            <text:p>2,820</text:p>
          </table:table-cell>
          <table:table-cell table:style-name="ce45" office:value-type="float" office:value="26" calcext:value-type="float">
            <text:p>2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962" calcext:value-type="float">
            <text:p>1,96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-969" calcext:value-type="float">
            <text:p><text:s text:c="7"/>－969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5953" calcext:value-type="float">
            <text:p>5,953</text:p>
          </table:table-cell>
          <table:table-cell table:style-name="ce46" office:value-type="float" office:value="583" calcext:value-type="float">
            <text:p>583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2727" calcext:value-type="float">
            <text:p>2,727</text:p>
          </table:table-cell>
          <table:table-cell table:style-name="ce46" office:value-type="float" office:value="13" calcext:value-type="float">
            <text:p>1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280" calcext:value-type="float">
            <text:p>2,280</text:p>
          </table:table-cell>
          <table:table-cell table:style-name="ce46" office:value-type="float" office:value="249" calcext:value-type="float">
            <text:p>24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6600" calcext:value-type="float">
            <text:p>6,600</text:p>
          </table:table-cell>
          <table:table-cell table:style-name="ce46" office:value-type="float" office:value="889" calcext:value-type="float">
            <text:p>88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310" calcext:value-type="float">
            <text:p>3,310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280" calcext:value-type="float">
            <text:p>2,28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-647" calcext:value-type="float">
            <text:p><text:s text:c="7"/>－647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6425" calcext:value-type="float">
            <text:p>6,425</text:p>
          </table:table-cell>
          <table:table-cell table:style-name="ce44" office:value-type="float" office:value="248" calcext:value-type="float">
            <text:p>248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05" calcext:value-type="float">
            <text:p>2,905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989" calcext:value-type="float">
            <text:p>2,989</text:p>
          </table:table-cell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339" calcext:value-type="float">
            <text:p>6,339</text:p>
          </table:table-cell>
          <table:table-cell table:style-name="ce44" office:value-type="float" office:value="262" calcext:value-type="float">
            <text:p>262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72" calcext:value-type="float">
            <text:p>2,872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988" calcext:value-type="float">
            <text:p>2,98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2783" calcext:value-type="float">
            <text:p>2,783</text:p>
          </table:table-cell>
          <table:table-cell table:style-name="ce45" office:value-type="float" office:value="113" calcext:value-type="float">
            <text:p>113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255" calcext:value-type="float">
            <text:p>1,255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332" calcext:value-type="float">
            <text:p>1,332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869" calcext:value-type="float">
            <text:p>2,869</text:p>
          </table:table-cell>
          <table:table-cell table:style-name="ce45" office:value-type="float" office:value="118" calcext:value-type="float">
            <text:p>118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325" calcext:value-type="float">
            <text:p>1,325</text:p>
          </table:table-cell>
          <table:table-cell table:style-name="ce45" office:value-type="float" office:value="22" calcext:value-type="float">
            <text:p>22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331" calcext:value-type="float">
            <text:p>1,33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-86" calcext:value-type="float">
            <text:p><text:s text:c="7"/>－86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3642" calcext:value-type="float">
            <text:p>3,642</text:p>
          </table:table-cell>
          <table:table-cell table:style-name="ce46" office:value-type="float" office:value="135" calcext:value-type="float">
            <text:p>135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650" calcext:value-type="float">
            <text:p>1,650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1657" calcext:value-type="float">
            <text:p>1,657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3470" calcext:value-type="float">
            <text:p>3,470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547" calcext:value-type="float">
            <text:p>1,547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657" calcext:value-type="float">
            <text:p>1,65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172" calcext:value-type="float">
            <text:p>172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882" calcext:value-type="float">
            <text:p>88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560" calcext:value-type="float">
            <text:p>56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3" calcext:value-type="float">
            <text:p>20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53" calcext:value-type="float">
            <text:p>45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3" calcext:value-type="float">
            <text:p>20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3" calcext:value-type="float">
            <text:p>20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429" calcext:value-type="float">
            <text:p>429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455" calcext:value-type="float">
            <text:p>45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90" calcext:value-type="float">
            <text:p>290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112" calcext:value-type="float">
            <text:p>11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55" calcext:value-type="float">
            <text:p>25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16" calcext:value-type="float">
            <text:p>116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112" calcext:value-type="float">
            <text:p>112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200" calcext:value-type="float">
            <text:p>200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427" calcext:value-type="float">
            <text:p>42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270" calcext:value-type="float">
            <text:p>270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98" calcext:value-type="float">
            <text:p>198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7" calcext:value-type="float">
            <text:p>8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1" calcext:value-type="float">
            <text:p>9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229" calcext:value-type="float">
            <text:p>22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16" calcext:value-type="float">
            <text:p>71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39" calcext:value-type="float">
            <text:p>43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55" calcext:value-type="float">
            <text:p>15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1" calcext:value-type="float">
            <text:p>18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47" calcext:value-type="float">
            <text:p>34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17" calcext:value-type="float">
            <text:p>21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8" calcext:value-type="float">
            <text:p>8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46" calcext:value-type="float">
            <text:p>14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22" calcext:value-type="float">
            <text:p>2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" calcext:value-type="float">
            <text:p>6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6" calcext:value-type="float">
            <text:p>8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01" calcext:value-type="float">
            <text:p>20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21" calcext:value-type="float">
            <text:p>12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82" calcext:value-type="float">
            <text:p>8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8" calcext:value-type="float">
            <text:p>8</text:p>
          </table:table-cell>
          <table:table-cell table:style-name="ce42" office:value-type="float" office:value="73" calcext:value-type="float">
            <text:p>7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4" calcext:value-type="float">
            <text:p>5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8" calcext:value-type="float">
            <text:p>28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2月5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2-06T14:20:05</meta:creation-date>
    <dc:creator>user</dc:creator>
    <dc:date>2010-02-06T14:20:20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